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09763888888889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370" table:content-validation-name="val4" table:style-name="ce36">
            <text:p>7370</text:p>
          </table:table-cell>
          <table:table-cell office:value-type="float" office:value="6563.0480000000171" table:content-validation-name="val3" table:style-name="ce37">
            <text:p>6563.05</text:p>
          </table:table-cell>
          <table:table-cell office:value-type="float" office:value="14919" table:content-validation-name="val4" table:style-name="ce39">
            <text:p>14919</text:p>
          </table:table-cell>
          <table:table-cell office:value-type="float" office:value="13806.514341730872" table:content-validation-name="val3" table:style-name="ce41">
            <text:p>13806.51</text:p>
          </table:table-cell>
          <table:table-cell office:value-type="float" office:value="9836" table:content-validation-name="val4" table:style-name="ce43">
            <text:p>9836</text:p>
          </table:table-cell>
          <table:table-cell office:value-type="float" office:value="9536.6839999999847" table:content-validation-name="val3" table:style-name="ce45">
            <text:p>9536.68</text:p>
          </table:table-cell>
          <table:table-cell office:value-type="float" office:value="3885" table:content-validation-name="val4" table:style-name="ce48">
            <text:p>3885</text:p>
          </table:table-cell>
          <table:table-cell office:value-type="float" office:value="3803.2260000000019" table:content-validation-name="val3" table:style-name="ce50">
            <text:p>3803.23</text:p>
          </table:table-cell>
          <table:table-cell office:value-type="float" office:value="305" table:content-validation-name="val4" table:style-name="ce52">
            <text:p>305</text:p>
          </table:table-cell>
          <table:table-cell office:value-type="float" office:value="299.79399999999998" table:content-validation-name="val3" table:style-name="ce54">
            <text:p>299.79</text:p>
          </table:table-cell>
          <table:table-cell office:value-type="float" office:value="222" table:content-validation-name="val4" table:style-name="ce56">
            <text:p>222</text:p>
          </table:table-cell>
          <table:table-cell office:value-type="float" office:value="216.17548928300005" table:content-validation-name="val3" table:style-name="ce57">
            <text:p>216.18</text:p>
          </table:table-cell>
          <table:table-cell office:value-type="float" office:value="36537" table:content-validation-name="val2" table:style-name="ce59">
            <text:p>36,537</text:p>
          </table:table-cell>
          <table:table-cell office:value-type="float" office:value="34225.441831013879" table:content-validation-name="val2" table:style-name="ce60">
            <text:p>34,225.44</text:p>
          </table:table-cell>
          <table:table-cell office:value-type="float" office:value="5151" table:style-name="ce62">
            <text:p>5151</text:p>
          </table:table-cell>
          <table:table-cell office:value-type="float" office:value="5002.6379999999954" table:style-name="ce65">
            <text:p>5002.64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5151" table:style-name="ce104">
            <text:p>5,151</text:p>
          </table:table-cell>
          <table:table-cell office:value-type="float" office:value="5002.6379999999954" table:style-name="ce105">
            <text:p>5,002.64</text:p>
          </table:table-cell>
          <table:table-cell office:value-type="float" office:value="41688" table:content-validation-name="val2" table:style-name="ce106">
            <text:p>41,688</text:p>
          </table:table-cell>
          <table:table-cell office:value-type="float" office:value="39228.079831013878" table:content-validation-name="val2" table:style-name="ce107">
            <text:p>39,228.08</text:p>
          </table:table-cell>
          <table:table-cell office:value-type="currency" office:value="97346291.979999989" table:content-validation-name="val1" table:style-name="ce15">
            <text:p>£97,346,291.98</text:p>
          </table:table-cell>
          <table:table-cell office:value-type="currency" office:value="9359989.3400000036" table:content-validation-name="val1" table:style-name="ce15">
            <text:p>£9,359,989.34</text:p>
          </table:table-cell>
          <table:table-cell office:value-type="currency" office:value="10584604.970000001" table:content-validation-name="val1" table:style-name="ce15">
            <text:p>£10,584,604.97</text:p>
          </table:table-cell>
          <table:table-cell office:value-type="currency" office:value="2706507.08" table:content-validation-name="val1" table:style-name="ce15">
            <text:p>£2,706,507.08</text:p>
          </table:table-cell>
          <table:table-cell office:value-type="currency" office:value="27602782.530000001" table:content-validation-name="val1" table:style-name="ce15">
            <text:p>£27,602,782.53</text:p>
          </table:table-cell>
          <table:table-cell office:value-type="currency" office:value="11350189.319999998" table:content-validation-name="val1" table:style-name="ce15">
            <text:p>£11,350,189.32</text:p>
          </table:table-cell>
          <table:table-cell office:value-type="currency" office:value="158950365.21999997" table:style-name="ce16">
            <text:p>£158,950,365.22</text:p>
          </table:table-cell>
          <table:table-cell office:value-type="currency" office:value="22942499.469999999" table:content-validation-name="val1" table:style-name="ce17">
            <text:p>£22,942,499.47</text:p>
          </table:table-cell>
          <table:table-cell office:value-type="currency" office:value="19994979.18" table:content-validation-name="val1" table:style-name="ce17">
            <text:p>£19,994,979.18</text:p>
          </table:table-cell>
          <table:table-cell office:value-type="currency" office:value="42937478.649999999" table:style-name="ce16">
            <text:p>£42,937,478.65</text:p>
          </table:table-cell>
          <table:table-cell office:value-type="currency" office:value="201887843.86999997" table:style-name="ce18">
            <text:p>£201,887,843.87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43" table:content-validation-name="val4" table:style-name="ce36">
            <text:p>343</text:p>
          </table:table-cell>
          <table:table-cell office:value-type="float" office:value="274.95810810639978" table:content-validation-name="val3" table:style-name="ce37">
            <text:p>274.96</text:p>
          </table:table-cell>
          <table:table-cell office:value-type="float" office:value="312" table:content-validation-name="val4" table:style-name="ce39">
            <text:p>312</text:p>
          </table:table-cell>
          <table:table-cell office:value-type="float" office:value="279.1139459461001" table:content-validation-name="val3" table:style-name="ce41">
            <text:p>279.11</text:p>
          </table:table-cell>
          <table:table-cell office:value-type="float" office:value="381" table:content-validation-name="val4" table:style-name="ce43">
            <text:p>381</text:p>
          </table:table-cell>
          <table:table-cell office:value-type="float" office:value="366.20810810800003" table:content-validation-name="val3" table:style-name="ce45">
            <text:p>366.21</text:p>
          </table:table-cell>
          <table:table-cell office:value-type="float" office:value="91" table:content-validation-name="val4" table:style-name="ce48">
            <text:p>91</text:p>
          </table:table-cell>
          <table:table-cell office:value-type="float" office:value="88.748648648599996" table:content-validation-name="val3" table:style-name="ce50">
            <text:p>88.75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45" table:content-validation-name="val2" table:style-name="ce59">
            <text:p>1,145</text:p>
          </table:table-cell>
          <table:table-cell office:value-type="float" office:value="1026.4288108091" table:content-validation-name="val2" table:style-name="ce60">
            <text:p>1,026.43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2" table:style-name="ce91">
            <text:p>12</text:p>
          </table:table-cell>
          <table:table-cell office:value-type="float" office:value="12" table:style-name="ce93">
            <text:p>12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2" table:style-name="ce104">
            <text:p>12</text:p>
          </table:table-cell>
          <table:table-cell office:value-type="float" office:value="12" table:style-name="ce105">
            <text:p>12.00</text:p>
          </table:table-cell>
          <table:table-cell office:value-type="float" office:value="1157" table:content-validation-name="val2" table:style-name="ce106">
            <text:p>1,157</text:p>
          </table:table-cell>
          <table:table-cell office:value-type="float" office:value="1038.4288108091" table:content-validation-name="val2" table:style-name="ce107">
            <text:p>1,038.43</text:p>
          </table:table-cell>
          <table:table-cell office:value-type="currency" office:value="2618153" table:content-validation-name="val1" table:style-name="ce15">
            <text:p>£2,618,153.00</text:p>
          </table:table-cell>
          <table:table-cell office:value-type="currency" office:value="13843" table:content-validation-name="val1" table:style-name="ce15">
            <text:p>£13,843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274236" table:content-validation-name="val1" table:style-name="ce15">
            <text:p>£274,236.00</text:p>
          </table:table-cell>
          <table:table-cell office:value-type="currency" office:value="709217" table:style-name="ce15">
            <text:p>£709,217.00</text:p>
          </table:table-cell>
          <table:table-cell office:value-type="currency" office:value="294185" table:content-validation-name="val1" table:style-name="ce15">
            <text:p>£294,185.00</text:p>
          </table:table-cell>
          <table:table-cell office:value-type="currency" office:value="3909634" table:style-name="ce16">
            <text:p>£3,909,634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328955" table:content-validation-name="val1" table:style-name="ce17">
            <text:p>£328,955.00</text:p>
          </table:table-cell>
          <table:table-cell office:value-type="currency" office:value="328955" table:style-name="ce16">
            <text:p>£328,955.00</text:p>
          </table:table-cell>
          <table:table-cell office:value-type="currency" office:value="4238589" table:style-name="ce18">
            <text:p>£4,238,589.00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Independent Office for Police Conduct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5" table:content-validation-name="val4" table:style-name="ce36">
            <text:p>185</text:p>
          </table:table-cell>
          <table:table-cell office:value-type="float" office:value="178.4" table:content-validation-name="val3" table:style-name="ce37">
            <text:p>178.40</text:p>
          </table:table-cell>
          <table:table-cell office:value-type="float" office:value="455" table:content-validation-name="val4" table:style-name="ce39">
            <text:p>455</text:p>
          </table:table-cell>
          <table:table-cell office:value-type="float" office:value="436" table:content-validation-name="val3" table:style-name="ce41">
            <text:p>436.00</text:p>
          </table:table-cell>
          <table:table-cell office:value-type="float" office:value="302" table:content-validation-name="val4" table:style-name="ce43">
            <text:p>302</text:p>
          </table:table-cell>
          <table:table-cell office:value-type="float" office:value="295.39999999999998" table:content-validation-name="val3" table:style-name="ce45">
            <text:p>295.40</text:p>
          </table:table-cell>
          <table:table-cell office:value-type="float" office:value="43" table:content-validation-name="val4" table:style-name="ce48">
            <text:p>43</text:p>
          </table:table-cell>
          <table:table-cell office:value-type="float" office:value="42.6" table:content-validation-name="val3" table:style-name="ce50">
            <text:p>42.6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1000" table:content-validation-name="val2" table:style-name="ce59">
            <text:p>1,000</text:p>
          </table:table-cell>
          <table:table-cell office:value-type="float" office:value="967" table:content-validation-name="val2" table:style-name="ce60">
            <text:p>967.00</text:p>
          </table:table-cell>
          <table:table-cell office:value-type="float" office:value="2" table:style-name="ce63">
            <text:p>2</text:p>
          </table:table-cell>
          <table:table-cell office:value-type="float" office:value="1.6" table:style-name="ce66">
            <text:p>1.6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3" table:style-name="ce104">
            <text:p>3</text:p>
          </table:table-cell>
          <table:table-cell office:value-type="float" office:value="2.6" table:style-name="ce105">
            <text:p>2.60</text:p>
          </table:table-cell>
          <table:table-cell office:value-type="float" office:value="1003" table:content-validation-name="val2" table:style-name="ce106">
            <text:p>1,003</text:p>
          </table:table-cell>
          <table:table-cell office:value-type="float" office:value="969.6" table:content-validation-name="val2" table:style-name="ce107">
            <text:p>969.60</text:p>
          </table:table-cell>
          <table:table-cell office:value-type="currency" office:value="3134152" table:content-validation-name="val1" table:style-name="ce15">
            <text:p>£3,134,152.00</text:p>
          </table:table-cell>
          <table:table-cell office:value-type="currency" office:value="185725" table:content-validation-name="val1" table:style-name="ce15">
            <text:p>£185,725.00</text:p>
          </table:table-cell>
          <table:table-cell office:value-type="currency" office:value="158725" table:content-validation-name="val1" table:style-name="ce15">
            <text:p>£158,725.00</text:p>
          </table:table-cell>
          <table:table-cell office:value-type="currency" office:value="80375" table:content-validation-name="val1" table:style-name="ce15">
            <text:p>£80,375.00</text:p>
          </table:table-cell>
          <table:table-cell office:value-type="currency" office:value="813877" table:content-validation-name="val1" table:style-name="ce15">
            <text:p>£813,877.00</text:p>
          </table:table-cell>
          <table:table-cell office:value-type="currency" office:value="411956" table:content-validation-name="val1" table:style-name="ce15">
            <text:p>£411,956.00</text:p>
          </table:table-cell>
          <table:table-cell office:value-type="currency" office:value="4784810" table:style-name="ce16">
            <text:p>£4,784,810.00</text:p>
          </table:table-cell>
          <table:table-cell office:value-type="currency" office:value="14665" table:content-validation-name="val1" table:style-name="ce17">
            <text:p>£14,665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14665" table:style-name="ce16">
            <text:p>£14,665.00</text:p>
          </table:table-cell>
          <table:table-cell office:value-type="currency" office:value="4799475" table:style-name="ce18">
            <text:p>£4,799,475.00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7" table:content-validation-name="val4" table:style-name="ce43">
            <text:p>37</text:p>
          </table:table-cell>
          <table:table-cell office:value-type="float" office:value="37" table:content-validation-name="val3" table:style-name="ce45">
            <text:p>37.00</text:p>
          </table:table-cell>
          <table:table-cell office:value-type="float" office:value="4" table:content-validation-name="val4" table:style-name="ce48">
            <text:p>4</text:p>
          </table:table-cell>
          <table:table-cell office:value-type="float" office:value="4" table:content-validation-name="val3" table:style-name="ce50">
            <text:p>4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8" table:content-validation-name="val2" table:style-name="ce59">
            <text:p>58</text:p>
          </table:table-cell>
          <table:table-cell office:value-type="float" office:value="57.199999999999996" table:content-validation-name="val2" table:style-name="ce60">
            <text:p>57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8" table:content-validation-name="val2" table:style-name="ce106">
            <text:p>58</text:p>
          </table:table-cell>
          <table:table-cell office:value-type="float" office:value="57.199999999999996" table:content-validation-name="val2" table:style-name="ce107">
            <text:p>57.20</text:p>
          </table:table-cell>
          <table:table-cell office:value-type="currency" office:value="183936" table:content-validation-name="val1" table:style-name="ce15">
            <text:p>£183,936.00</text:p>
          </table:table-cell>
          <table:table-cell office:value-type="currency" office:value="333.33" table:content-validation-name="val1" table:style-name="ce15">
            <text:p>£333.33</text:p>
          </table:table-cell>
          <table:table-cell office:value-type="currency" office:value="1283.68" table:content-validation-name="val1" table:style-name="ce15">
            <text:p>£1,283.68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8165.01" table:content-validation-name="val1" table:style-name="ce15">
            <text:p>£48,165.01</text:p>
          </table:table-cell>
          <table:table-cell office:value-type="currency" office:value="19582.16" table:content-validation-name="val1" table:style-name="ce15">
            <text:p>£19,582.16</text:p>
          </table:table-cell>
          <table:table-cell office:value-type="currency" office:value="253300.18" table:style-name="ce16">
            <text:p>£253,300.18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53300.18" table:style-name="ce18">
            <text:p>£253,300.18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1" table:content-validation-name="val4" table:style-name="ce36">
            <text:p>81</text:p>
          </table:table-cell>
          <table:table-cell office:value-type="float" office:value="75.069999999999993" table:content-validation-name="val3" table:style-name="ce37">
            <text:p>75.07</text:p>
          </table:table-cell>
          <table:table-cell office:value-type="float" office:value="95" table:content-validation-name="val4" table:style-name="ce39">
            <text:p>95</text:p>
          </table:table-cell>
          <table:table-cell office:value-type="float" office:value="93.9" table:content-validation-name="val3" table:style-name="ce41">
            <text:p>93.90</text:p>
          </table:table-cell>
          <table:table-cell office:value-type="float" office:value="87" table:content-validation-name="val4" table:style-name="ce43">
            <text:p>87</text:p>
          </table:table-cell>
          <table:table-cell office:value-type="float" office:value="86.44" table:content-validation-name="val3" table:style-name="ce45">
            <text:p>86.44</text:p>
          </table:table-cell>
          <table:table-cell office:value-type="float" office:value="17" table:content-validation-name="val4" table:style-name="ce48">
            <text:p>17</text:p>
          </table:table-cell>
          <table:table-cell office:value-type="float" office:value="16.600000000000001" table:content-validation-name="val3" table:style-name="ce50">
            <text:p>16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4" table:content-validation-name="val3" table:style-name="ce54">
            <text:p>4.00</text:p>
          </table:table-cell>
          <table:table-cell office:value-type="float" office:value="5" table:content-validation-name="val4" table:style-name="ce56">
            <text:p>5</text:p>
          </table:table-cell>
          <table:table-cell office:value-type="float" office:value="0.88" table:content-validation-name="val3" table:style-name="ce57">
            <text:p>0.88</text:p>
          </table:table-cell>
          <table:table-cell office:value-type="float" office:value="289" table:content-validation-name="val2" table:style-name="ce59">
            <text:p>289</text:p>
          </table:table-cell>
          <table:table-cell office:value-type="float" office:value="276.89" table:content-validation-name="val2" table:style-name="ce60">
            <text:p>276.89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3" table:style-name="ce86">
            <text:p>3</text:p>
          </table:table-cell>
          <table:table-cell office:value-type="float" office:value="2.4" table:style-name="ce111">
            <text:p>2.4</text:p>
          </table:table-cell>
          <table:table-cell office:value-type="float" office:value="3" table:style-name="ce104">
            <text:p>3</text:p>
          </table:table-cell>
          <table:table-cell office:value-type="float" office:value="2.4" table:style-name="ce105">
            <text:p>2.40</text:p>
          </table:table-cell>
          <table:table-cell office:value-type="float" office:value="292" table:content-validation-name="val2" table:style-name="ce106">
            <text:p>292</text:p>
          </table:table-cell>
          <table:table-cell office:value-type="float" office:value="279.28999999999996" table:content-validation-name="val2" table:style-name="ce107">
            <text:p>279.29</text:p>
          </table:table-cell>
          <table:table-cell office:value-type="currency" office:value="897995.2" table:content-validation-name="val1" table:style-name="ce15">
            <text:p>£897,995.20</text:p>
          </table:table-cell>
          <table:table-cell office:value-type="currency" office:value="19518.75" table:content-validation-name="val1" table:style-name="ce15">
            <text:p>£19,518.75</text:p>
          </table:table-cell>
          <table:table-cell office:value-type="currency" office:value="15000" table:content-validation-name="val1" table:style-name="ce15">
            <text:p>£15,000.00</text:p>
          </table:table-cell>
          <table:table-cell office:value-type="currency" office:value="15265.41" table:content-validation-name="val1" table:style-name="ce15">
            <text:p>£15,265.41</text:p>
          </table:table-cell>
          <table:table-cell office:value-type="currency" office:value="209877.41" table:content-validation-name="val1" table:style-name="ce15">
            <text:p>£209,877.41</text:p>
          </table:table-cell>
          <table:table-cell office:value-type="currency" office:value="101442.97" table:content-validation-name="val1" table:style-name="ce15">
            <text:p>£101,442.97</text:p>
          </table:table-cell>
          <table:table-cell office:value-type="currency" office:value="1259099.74" table:style-name="ce16">
            <text:p>£1,259,099.74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59070" table:content-validation-name="val1" table:style-name="ce17">
            <text:p>£59,070.00</text:p>
          </table:table-cell>
          <table:table-cell office:value-type="currency" office:value="59070" table:style-name="ce16">
            <text:p>£59,070.00</text:p>
          </table:table-cell>
          <table:table-cell office:value-type="currency" office:value="1318169.74" table:style-name="ce18">
            <text:p>£1,318,169.74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March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content-validation-name="val4" table:style-name="ce35">
            <text:p>6</text:p>
          </table:table-cell>
          <table:table-cell office:value-type="float" office:value="6" table:content-validation-name="val3" table:style-name="ce38">
            <text:p>6.00</text:p>
          </table:table-cell>
          <table:table-cell office:value-type="float" office:value="11" table:content-validation-name="val4" table:style-name="ce40">
            <text:p>11</text:p>
          </table:table-cell>
          <table:table-cell office:value-type="float" office:value="9.8000000000000007" table:content-validation-name="val3" table:style-name="ce42">
            <text:p>9.80</text:p>
          </table:table-cell>
          <table:table-cell office:value-type="float" office:value="91" table:content-validation-name="val4" table:style-name="ce44">
            <text:p>91</text:p>
          </table:table-cell>
          <table:table-cell office:value-type="float" office:value="89.58" table:content-validation-name="val3" table:style-name="ce46">
            <text:p>89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19" table:content-validation-name="val2" table:style-name="ce59">
            <text:p>119</text:p>
          </table:table-cell>
          <table:table-cell office:value-type="float" office:value="116.17999999999999" table:content-validation-name="val2" table:style-name="ce60">
            <text:p>116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19" table:content-validation-name="val2" table:style-name="ce106">
            <text:p>119</text:p>
          </table:table-cell>
          <table:table-cell office:value-type="float" office:value="116.17999999999999" table:content-validation-name="val2" table:style-name="ce107">
            <text:p>116.18</text:p>
          </table:table-cell>
          <table:table-cell office:value-type="currency" office:value="325152.84000000003" table:content-validation-name="val1" table:style-name="ce15">
            <text:p>£325,152.84</text:p>
          </table:table-cell>
          <table:table-cell office:value-type="currency" office:value="7881.55" table:content-validation-name="val1" table:style-name="ce15">
            <text:p>£7,881.55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2132.560000000056" table:content-validation-name="val1" table:style-name="ce15">
            <text:p>£82,132.56</text:p>
          </table:table-cell>
          <table:table-cell office:value-type="currency" office:value="34558.930000000008" table:content-validation-name="val1" table:style-name="ce15">
            <text:p>£34,558.93</text:p>
          </table:table-cell>
          <table:table-cell office:value-type="currency" office:value="449725.88000000006" table:style-name="ce16">
            <text:p>£449,725.88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49725.88000000006" table:style-name="ce18">
            <text:p>£449,725.88</text:p>
          </table:table-cell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decimal-places="0" number:min-integer-digits="1" number:grouping="true"/>
    </number:number-style>
    <number:number-style style:name="N37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decimal-places="0" number:min-integer-digits="11">
        <number:embedded-text number:position="5"> </number:embedded-text>
      </number:number>
    </number:number-style>
    <number:number-style style:name="N47P0">
      <number:number number:decimal-places="0" number:min-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decimal-places="0" number:min-integer-digits="2"/>
    </number:number-style>
    <number:number-style style:name="N55">
      <number:number number:decimal-places="0" number:min-decimal-places="0" number:min-integer-digits="3"/>
    </number:number-style>
    <number:number-style style:name="N56">
      <number:number number:decimal-places="0" number:min-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57">
      <number:number number:decimal-places="2" number:min-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decimal-places="0" number:min-integer-digits="1" number:grouping="true" number:display-factor="1000"/>
    </number:number-style>
    <number:number-style style:name="N58">
      <number:text>kr-</number:text>
      <number:number number:decimal-places="0" number:min-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decimal-places="2" number:min-integer-digits="1" number:grouping="true"/>
    </number:number-style>
    <number:number-style style:name="N59">
      <number:number number:decimal-places="2" number:min-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ny Millet</meta:initial-creator>
    <dc:creator>Mathew John Raji</dc:creator>
    <meta:creation-date>2012-07-18T14:50:11Z</meta:creation-date>
    <dc:date>2022-04-21T09:53:05Z</dc:date>
  </office:meta>
</office:document-meta>
</file>